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1" style:family="text">
      <style:text-properties officeooo:rsid="001fc9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ítulo Sugerido:</text:p>
      <text:p text:style-name="Standard">"Como a Escolaridade dos Pais Impacta o Futuro dos Filhos: Uma Análise do Desempenho no ENEM"</text:p>
      <text:p text:style-name="Standard"/>
      <text:p text:style-name="Standard">Introdução (Contextualização)</text:p>
      <text:p text:style-name="Standard">Comece com um fato impactante:</text:p>
      <text:p text:style-name="Standard">Exemplo: "No Brasil, a educação é um dos principais motores da mobilidade social, mas o acesso a oportunidades ainda é desigual. Um dos fatores que mais influenciam o desempenho escolar dos jovens é a escolaridade dos pais.Em 2023, a taxa de abandono no ensino superior brasileiro foi de 57% na rede pública e privada. Na rede privada, a evasão chegou a quase 61%"&lt; <text:a xlink:type="simple" xlink:href="https://www.correiobraziliense.com.br/euestudante/ensino-superior/2024/05/6852929-ensino-superior-no-brasil-tem-57-de-evasao-na-rede-publica-e-privada.html#:~:text=Entre%20as%20modalidades%20presencial%20e,enquanto%20a%20distância%20têm%2064%25" text:style-name="Internet_20_link" text:visited-style-name="Visited_20_Internet_20_Link">https://www.correiobraziliense.com.br/euestudante/ensino-superior/2024/05/6852929-ensino-superior-no-brasil-tem-57-de-evasao-na-rede-publica-e-privada.html#:~:text=Entre%20as%20modalidades%20presencial%20e,enquanto%20a%20dist%C3%A2ncia%20t%C3%Aam%2064%25</text:a>. &gt; <text:s/><text:span text:style-name="T1">Em 2024 nas instituições privadas, a evasão chega a quase 61%, já nas públicas, é menos de 40%. Cursos presenciais têm 52,6% de desistência, enquanto a distância têm 64%.</text:span></text:p>
      <text:p text:style-name="Standard"/>
      <text:p text:style-name="Standard">Apresente o objetivo do site:</text:p>
      <text:p text:style-name="Standard">Exemplo: "Neste site, exploramos como a escolaridade dos pais está relacionada ao desempenho dos filhos no ENEM, usando dados oficiais e gráficos interativos para ilustrar essas conexões."</text:p>
      <text:p text:style-name="Standard"/>
      <text:p text:style-name="Standard">Inclua um gráfico inicial: Um mapa de calor ou scatter plot mostrando a correlação entre escolaridade dos pais e notas do ENEM.</text:p>
      <text:p text:style-name="Standard"/>
      <text:p text:style-name="Standard">1. O Que os Dados Revelam?</text:p>
      <text:p text:style-name="Standard">Apresente os principais achados:</text:p>
      <text:p text:style-name="Standard">Exemplo: "<text:span text:style-name="T1">Minha</text:span> análise mostra que alunos cujos pais têm ensino superior tendem a ter notas <text:span text:style-name="T1">em media 28%</text:span> maiores no ENEM em comparação com aqueles cujos pais não<text:span text:style-name="T1"> tem nenhum estudo</text:span>"</text:p>
      <text:p text:style-name="Standard"/>
      <text:p text:style-name="Standard">Destaque gráficos interativos:</text:p>
      <text:p text:style-name="Standard"/>
      <text:p text:style-name="Standard">Um gráfico de barras comparando médias de notas por nível de escolaridade dos pais.</text:p>
      <text:p text:style-name="Standard"/>
      <text:p text:style-name="Standard">Use linguagem acessível:</text:p>
      <text:p text:style-name="Standard">Exemplo: "Quanto mais anos de estudo os pais têm, maior a probabilidade de os filhos alcançarem notas altas no ENEM."</text:p>
      <text:p text:style-name="Standard"/>
      <text:p text:style-name="Standard">2. Por Que Isso Acontece? (Análise dos Fatores)</text:p>
      <text:p text:style-name="Standard">Explique os mecanismos por trás da correlação:</text:p>
      <text:p text:style-name="Standard"/>
      <text:p text:style-name="Standard">Capital cultural: Pais com maior escolaridade tendem a valorizar mais a educação e fornecer um ambiente estimulante para os estudos.</text:p>
      <text:p text:style-name="Standard"/>
      <text:p text:style-name="Standard">Recursos materiais: Maior acesso a livros, computadores, internet e escolas particulares.</text:p>
      <text:p text:style-name="Standard"/>
      <text:p text:style-name="Standard">Apoio direto: Pais com ensino superior podem ajudar os filhos com tarefas escolares e orientação sobre estratégias de estudo.</text:p>
      <text:p text:style-name="Standard"/>
      <text:p text:style-name="Standard">Inclua um gráfico interativo:</text:p>
      <text:p text:style-name="Standard">Exemplo: Um gráfico de radar mostrando como diferentes fatores (renda, acesso a recursos, apoio familiar) variam conforme a escolaridade dos pais.</text:p>
      <text:p text:style-name="Standard"/>
      <text:p text:style-name="Standard">3. Desigualdades e Exceções</text:p>
      <text:p text:style-name="Standard"><text:soft-page-break/>Aborde as nuances:</text:p>
      <text:p text:style-name="Standard">Exemplo: "Embora a escolaridade dos pais seja um fator importante, há exceções. Alguns alunos de famílias com baixa escolaridade alcançam notas altas, muitas vezes graças a políticas públicas, escolas de qualidade ou esforço individual."</text:p>
      <text:p text:style-name="Standard"/>
      <text:p text:style-name="Standard"/>
      <text:p text:style-name="Standard">Mencione políticas públicas:</text:p>
      <text:p text:style-name="Standard">Exemplo: "Programas como o FIES, PROUNI e cotas universitárias têm ajudado a reduzir essas disparidades <text:span text:style-name="T1">ou como o</text:span> “Pé-de-Meia” um programa de incentivo financeiro-educacional do governo federal do Brasil na modalidade de poupança destinado a promover a permanência e a conclusão escolar, Em 3 anos, o Pé-de-Meia vai reduzir a evasão escolar em 80%, diz presidente da Bancada da Educação “"Eu tenho certeza de que, no próximo ano, o número vai cair para 300 mil, daqui a dois anos, para 200 mil, e vamos ver esse número estabilizar em 100 mil", afirma em entrevista ao programa Macro em Pa<text:span text:style-name="T1">uta da EXAME, Brito afirma ainda que o potencial transformador do programa pode melhorar a produtividade do país. Por isso, defende que o orçamento destinado para a medida e o público deveria ser ampliado para todos os alunos da rede publica de ensino</text:span></text:p>
      <text:p text:style-name="Standard"/>
      <text:p text:style-name="Standard">4. O Que Isso Significa para o Futuro?</text:p>
      <text:p text:style-name="Standard">Conecte os achados a questões sociais mais amplas:</text:p>
      <text:p text:style-name="Standard">Exemplo: "A educação é um ciclo: pais com mais escolaridade tendem a oferecer melhores oportunidades aos filhos, perpetuando desigualdades. Quebrar esse ciclo exige investimentos em políticas públicas, como melhoria da educação básica e acesso a recursos tecnológicos."</text:p>
      <text:p text:style-name="Standard"/>
      <text:p text:style-name="Standard">Inclua um gráfico de projeção:</text:p>
      <text:p text:style-name="Standard">Exemplo: Um gráfico mostrando como o aumento da escolaridade média dos pais poderia impactar as notas do ENEM no futuro.</text:p>
      <text:p text:style-name="Standard"/>
      <text:p text:style-name="Standard">Conclusão (Chamada para Ação)</text:p>
      <text:p text:style-name="Standard">Resuma os pontos principais:</text:p>
      <text:p text:style-name="Standard">Exemplo: "A escolaridade dos pais é um dos fatores mais importantes para o desempenho acadêmico dos filhos, mas não é o único. Políticas públicas e esforços individuais podem ajudar a reduzir as desigualdades e garantir que todos tenham acesso a uma educação de qualidade.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5:24:07.182909560</meta:creation-date>
    <dc:date>2025-03-23T15:52:11.361570384</dc:date>
    <meta:editing-duration>PT28M5S</meta:editing-duration>
    <meta:editing-cycles>1</meta:editing-cycles>
    <meta:document-statistic meta:table-count="0" meta:image-count="0" meta:object-count="0" meta:page-count="2" meta:paragraph-count="35" meta:word-count="659" meta:character-count="4399" meta:non-whitespace-character-count="3774"/>
    <meta:generator>LibreOffice/7.4.7.2$Linux_X86_64 LibreOffice_project/40$Build-2</meta:generator>
  </office:meta>
</office:document-meta>
</file>